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8125in"/>
    </style:style>
    <style:style style:name="Table1.B" style:family="table-column">
      <style:table-column-properties style:column-width="1.3958in"/>
    </style:style>
    <style:style style:name="Table1.C" style:family="table-column">
      <style:table-column-properties style:column-width="1.9167in"/>
    </style:style>
    <style:style style:name="Table1.D" style:family="table-column">
      <style:table-column-properties style:column-width="2.375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list-style-name="LS1">
      <style:paragraph-properties fo:margin-top="0in" fo:margin-bottom="0in" style:contextual-spacing="false" fo:line-height="115%" fo:break-before="auto" fo:break-after="auto" style:writing-mode="lr-tb"/>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2pt" fo:font-style="normal" style:text-underline-style="none" fo:font-weight="bold" officeooo:rsid="000b2ebe" style:font-name-asian="Arial" style:font-size-asian="12pt" style:font-style-asian="normal" style:font-weight-asian="bold" style:font-name-complex="Arial" style:font-size-complex="12pt" style:font-style-complex="normal" style:font-weight-complex="bold"/>
    </style:style>
    <style:style style:name="T6" style:family="text">
      <style:text-properties officeooo:rsid="000b2e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span text:style-name="T1">Ders Adı:</text:span> <text:span text:style-name="T5">Önyükleme 1 :</text:span><text:span text:style-name="T2">Bilgisayar programlama ve oyun tasarımı</text:span></text:p>
      <text:p text:style-name="P1"/>
      <text:p text:style-name="P1"><text:span text:style-name="T1">Ders tanımı:</text:span>Öğrenciler bu derslerde bilgisayar programlamanın temellerini öğrenirler. Derste bilgisayar oyunlarındaki nesne ve karakterlerin hareket ve etkileşimi temel matematik/geometri ve fizik bilgisi ile analiz edilir. Daha sonra aşama aşama öğrenilen bilgisayar programlama becerileri ile bu hareket ve etkileşimler programla ifade edilir. Ders uygulaması Scheme isimli eğitim amaçlı programlama dili kullanılarak yapılır ve çalışmalar için sadece bir web tarayıcısı yeterlidir.</text:p>
      <text:p text:style-name="P1"/>
      <text:p text:style-name="P1"><text:span text:style-name="T1">Ders çıktıları:</text:span></text:p>
      <text:list xml:id="list6673301203852621570" text:style-name="LS1">
        <text:list-item>
          <text:p text:style-name="P4">Öğrenciler sistematik bir problem çözme yaklaşımını öğrenerek problemleri parçalarına ayırarak inceleme becerisini geliştirirler.</text:p>
        </text:list-item>
        <text:list-item>
          <text:p text:style-name="P4">Okul müfredatlarında bulunan temel cebir, geometri, ve fizik kavramlarını birleşik olarak problem çözmede kullanırlar.</text:p>
        </text:list-item>
        <text:list-item>
          <text:p text:style-name="P4">Scheme programlama dili kullanarak işlevsel programlama öğrenirler. Bu kapsamda işlev tanımlama, koşullu işlemler, özyineleme gibi programlamanın temellerini oluşturan kavramların çoğunu uygularlar. Ayrıca kullanıcı ile etkileşen (örn. mouse ve klavye girdilerine tepki veren) programlar yazarlar.</text:p>
        </text:list-item>
        <text:list-item>
          <text:p text:style-name="P4">Dersin uygulanmasındaki tasarım faktörü öğrencilerin biribirinden biraz farklı oyunlar geliştirmelerine imkan sağlayarak yaratıcılığı teşvik eder ve tasarım becerilerini geliştirir.</text:p>
        </text:list-item>
      </text:list>
      <text:p text:style-name="P1"/>
      <text:p text:style-name="P1"><text:span text:style-name="T1">Ders Planı:</text:span> 10 derslik bir plan şu şekilde öngörülmüştür</text:p>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ext:span text:style-name="T3">No: süre</text:span></text:p>
          </table:table-cell>
          <table:table-cell table:style-name="Table1.A1" office:value-type="string">
            <text:p text:style-name="P5">Kapsam</text:p>
          </table:table-cell>
          <table:table-cell table:style-name="Table1.A1" office:value-type="string">
            <text:p text:style-name="P2"><text:span text:style-name="T3">Matematik-fizik kavramları</text:span></text:p>
          </table:table-cell>
          <table:table-cell table:style-name="Table1.A1" office:value-type="string">
            <text:p text:style-name="P2"><text:span text:style-name="T3">Bilgisayar Programlama içeriği</text:span></text:p>
          </table:table-cell>
        </table:table-row>
        <table:table-row>
          <table:table-cell table:style-name="Table1.A1" office:value-type="string">
            <text:p text:style-name="P2"><text:span text:style-name="T4">1: 90 dk</text:span></text:p>
          </table:table-cell>
          <table:table-cell table:style-name="Table1.A1" office:value-type="string">
            <text:p text:style-name="P2"><text:span text:style-name="T4">Basit bilgisayar oyunlarındaki hareketlerin incelenmesi. </text:span></text:p>
          </table:table-cell>
          <table:table-cell table:style-name="Table1.A1" office:value-type="string">
            <text:p text:style-name="P2"><text:span text:style-name="T4">Yer ve hareket kavramları koordinat sistemi çerçevesine oturtulur. Hareket kavramı fizik kavramlarını da kullanan fonksiyonlar ile ifade edilir.</text:span></text:p>
          </table:table-cell>
          <table:table-cell table:style-name="Table1.A1" office:value-type="string">
            <text:p text:style-name="P2"><text:span text:style-name="T4">WeScheme’de komut işletme öğrenilir ve öntanımlı bazı komutlar keşfedilir. </text:span><text:span text:style-name="T3">Tanım yapma</text:span><text:span text:style-name="T4"> ve bu tanımları öntanımlı fonksiyonlara girdi olarak vererek, kombine ederek </text:span><text:span text:style-name="T3">fonksiyon çalıştırma</text:span><text:span text:style-name="T4"> öğrenilir. Bu bağlamda “</text:span><text:span text:style-name="T3">değerlendirme çemberleri</text:span><text:span text:style-name="T4">” gösterilerek programların çalışması anlatılır. Klavye ve fare kullanımı bilgisindeki eksikler giderilir. WeScheme kullanımı için (Google hesabı açma vb.) yönergeler verilir ve uygulanır.</text:span></text:p>
          </table:table-cell>
        </table:table-row>
        <table:table-row>
          <table:table-cell table:style-name="Table1.A1" office:value-type="string">
            <text:p text:style-name="P2"><text:span text:style-name="T4">2: 90 dk</text:span></text:p>
          </table:table-cell>
          <table:table-cell table:style-name="Table1.A1" office:value-type="string">
            <text:p text:style-name="P2"><text:span text:style-name="T4">Fonksiyonların incelenmesi, görsel ve metinsel değerli </text:span><text:soft-page-break/><text:span text:style-name="T4">fonksiyonlar</text:span></text:p>
          </table:table-cell>
          <table:table-cell table:style-name="Table1.A1" office:value-type="string">
            <text:p text:style-name="P2"><text:span text:style-name="T4">Fonksiyonlar, değer ve sonuç kümeleri, bir eşleme olarak fonksiyonlar.</text:span></text:p>
          </table:table-cell>
          <table:table-cell table:style-name="Table1.A1" office:value-type="string">
            <text:p text:style-name="P2"><text:span text:style-name="T4">Fonksiyonlar bir ve birkaç değer kümesinden bir sonuç </text:span><text:span text:style-name="T3">küme</text:span><text:span text:style-name="T4">sine </text:span><text:span text:style-name="T3">eşleme</text:span><text:span text:style-name="T4"> olarak, ve aynı zamanda bu eşlemenin ne anlamı </text:span><text:soft-page-break/><text:span text:style-name="T4">olduğuna dair bir </text:span><text:span text:style-name="T3">kontrat</text:span><text:span text:style-name="T4"> olarak tanımlanırlar. Değerlendirme çemberleri ile bu prensipler irdelenir. Sonucu veya girdileri sayı dışında olan </text:span><text:span text:style-name="T3">metin veya görüntü fonksiyonları</text:span><text:span text:style-name="T4"> ele alınır ve örnekler çalıştırılır.</text:span></text:p>
          </table:table-cell>
        </table:table-row>
        <table:table-row>
          <table:table-cell table:style-name="Table1.A1" office:value-type="string">
            <text:p text:style-name="P2"><text:span text:style-name="T4">3: 100 dk</text:span></text:p>
          </table:table-cell>
          <table:table-cell table:style-name="Table1.A1" office:value-type="string">
            <text:p text:style-name="P2"><text:span text:style-name="T4">Fonksiyon tanımlama</text:span></text:p>
          </table:table-cell>
          <table:table-cell table:style-name="Table1.A1" office:value-type="string">
            <text:p text:style-name="P2"><text:span text:style-name="T4">Fonksiyonlar, koordinat sistemi, değişken kavramı.</text:span></text:p>
          </table:table-cell>
          <table:table-cell table:style-name="Table1.A1" office:value-type="string">
            <text:p text:style-name="P2"><text:span text:style-name="T4">Öğrenciler </text:span><text:span text:style-name="T3">tanım penceresi</text:span><text:span text:style-name="T4">ni kullanarak kontratlar ve -hem görsel hem aritmetik- fonksiyonlar tanımlar, çalıştırırlar. Daha sonra işlerini Google drive ile saklamayı öğrenirler. </text:span><text:span text:style-name="T3">Tasarım reçetesi</text:span><text:span text:style-name="T4"> ile çalışırlar ve testler yaparlar. Dışarıdan gelen görüntüleri WeScheme’de kullanırlar.</text:span></text:p>
          </table:table-cell>
        </table:table-row>
        <table:table-row>
          <table:table-cell table:style-name="Table1.A1" office:value-type="string">
            <text:p text:style-name="P2"><text:span text:style-name="T4">4: 110 dk</text:span></text:p>
          </table:table-cell>
          <table:table-cell table:style-name="Table1.A1" office:value-type="string">
            <text:p text:style-name="P6">Animasyonlar</text:p>
          </table:table-cell>
          <table:table-cell table:style-name="Table1.A1" office:value-type="string">
            <text:p text:style-name="P2"><text:span text:style-name="T4">Hareketin zamanın, <text:s/>fiziksel durumun ve kuvvetin bir fonksiyonu olarak tanımlanması.</text:span></text:p>
          </table:table-cell>
          <table:table-cell table:style-name="Table1.A1" office:value-type="string">
            <text:p text:style-name="P2"><text:span text:style-name="T4">Öğrenciler bir roketin fırlatma hareketini tasarım reçetesi ve kontratları uygulayarak fonksiyonlarla ifade ederler. Daha sonra </text:span><text:span text:style-name="T3">animasyon</text:span><text:span text:style-name="T4"> olarak programlarlar.</text:span></text:p>
          </table:table-cell>
        </table:table-row>
        <table:table-row>
          <table:table-cell table:style-name="Table1.A1" office:value-type="string">
            <text:p text:style-name="P2"><text:span text:style-name="T4">5: 70 dk</text:span></text:p>
          </table:table-cell>
          <table:table-cell table:style-name="Table1.A1" office:value-type="string">
            <text:p text:style-name="P2"><text:span text:style-name="T4">Oyun hareketleri</text:span></text:p>
          </table:table-cell>
          <table:table-cell table:style-name="Table1.A1" office:value-type="string">
            <text:p text:style-name="P2"><text:span text:style-name="T4">Koordinat sistemi ve fırlatma hareketi.</text:span></text:p>
          </table:table-cell>
          <table:table-cell table:style-name="Table1.A1" office:value-type="string">
            <text:p text:style-name="P2"><text:span text:style-name="T4">Öğrenciler tasarladıkları oyundaki </text:span><text:span text:style-name="T3">birden fazla nesnenin hareketi</text:span><text:span text:style-name="T4">ni animasyona entegre ederler.</text:span></text:p>
          </table:table-cell>
        </table:table-row>
        <table:table-row>
          <table:table-cell table:style-name="Table1.A1" office:value-type="string">
            <text:p text:style-name="P2"><text:span text:style-name="T4">6: 90dk</text:span></text:p>
          </table:table-cell>
          <table:table-cell table:style-name="Table1.A1" office:value-type="string">
            <text:p text:style-name="P2"><text:span text:style-name="T4">Koşullu işlemler</text:span></text:p>
          </table:table-cell>
          <table:table-cell table:style-name="Table1.A1" office:value-type="string">
            <text:p text:style-name="P2"><text:span text:style-name="T4">Fonksiyon koşul aralıkları, mantıksal değerler ve mantıksal işlemler (ve,veya, değil, vb.)</text:span></text:p>
          </table:table-cell>
          <table:table-cell table:style-name="Table1.A1" office:value-type="string">
            <text:p text:style-name="P2"><text:span text:style-name="T4">Öğrenciler </text:span><text:span text:style-name="T3">koşullu fonksiyonla</text:span><text:span text:style-name="T4">rı programda ifade etmeyi, ve bunu yaparken de </text:span><text:span text:style-name="T3">mantıksal değer ve işlemler</text:span><text:span text:style-name="T4">le çalışmayı <text:s/>öğrenirler. Böylece örneğin ekranon bir tarafından çıkan nesne öbür taraftan sahneye tekrar girer.</text:span></text:p>
          </table:table-cell>
        </table:table-row>
        <table:table-row>
          <table:table-cell table:style-name="Table1.A1" office:value-type="string">
            <text:p text:style-name="P2"><text:span text:style-name="T4">7: 50dk</text:span></text:p>
          </table:table-cell>
          <table:table-cell table:style-name="Table1.A1" office:value-type="string">
            <text:p text:style-name="P2"><text:span text:style-name="T4">Etkileşimli programlar</text:span></text:p>
          </table:table-cell>
          <table:table-cell table:style-name="Table1.A1" office:value-type="string">
            <text:p text:style-name="P6">-</text:p>
          </table:table-cell>
          <table:table-cell table:style-name="Table1.A1" office:value-type="string">
            <text:p text:style-name="P2"><text:span text:style-name="T4">Öğrenciler programlarındaki hareketin kullanıcının </text:span><text:span text:style-name="T3">klavye ve fare girdileriyle etkileşme</text:span><text:span text:style-name="T4">sini sağlar. Örneğin klavyede bir tuşa basılması durumu yakalanır (bunun komutları öğretilir) ve oyun karakteri hareket ettirilir.</text:span></text:p>
          </table:table-cell>
        </table:table-row>
        <table:table-row>
          <table:table-cell table:style-name="Table1.A1" office:value-type="string">
            <text:p text:style-name="P2"><text:span text:style-name="T4">8: 85 dk</text:span></text:p>
          </table:table-cell>
          <table:table-cell table:style-name="Table1.A1" office:value-type="string">
            <text:p text:style-name="P2"><text:span text:style-name="T4">Karakter-nesne etkileşimi</text:span></text:p>
          </table:table-cell>
          <table:table-cell table:style-name="Table1.A1" office:value-type="string">
            <text:p text:style-name="P2"><text:span text:style-name="T3">Pisagor teoremi</text:span><text:span text:style-name="T4">, negatif sayılar, mutlak değer, koşullu/mantıksal işlemler.</text:span></text:p>
          </table:table-cell>
          <table:table-cell table:style-name="Table1.A1" office:value-type="string">
            <text:p text:style-name="P2"><text:span text:style-name="T4">Pisagor teoremi oyundaki durumların tespiti için kullanılır. Örneğin karakterin ödülü yakalaması/çarpışması durumu </text:span><text:soft-page-break/><text:span text:style-name="T4">tespit edilir</text:span></text:p>
          </table:table-cell>
        </table:table-row>
        <table:table-row>
          <table:table-cell table:style-name="Table1.A1" office:value-type="string">
            <text:p text:style-name="P2"><text:span text:style-name="T4">9: 75 dk</text:span></text:p>
          </table:table-cell>
          <table:table-cell table:style-name="Table1.A1" office:value-type="string">
            <text:p text:style-name="P2"><text:span text:style-name="T4">Final: oyunların sunumu</text:span></text:p>
          </table:table-cell>
          <table:table-cell table:style-name="Table1.A1" office:value-type="string">
            <text:p text:style-name="P6">-</text:p>
          </table:table-cell>
          <table:table-cell table:style-name="Table1.A1" office:value-type="string">
            <text:p text:style-name="P2"><text:span text:style-name="T4">Oyunlar sunulur ve posterler olarak asılır. Tercihe göre en yaratıcı hikaye, en iyi görseller vb. ödülleri verilebilir.</text:span></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Mehmet Gencer</dc:creator>
    <meta:editing-cycles>2</meta:editing-cycles>
    <dc:date>2015-02-15T18:26:01.806001854</dc:date>
    <meta:editing-duration>P0D</meta:editing-duration>
    <meta:document-statistic meta:table-count="1" meta:image-count="0" meta:object-count="0" meta:page-count="3" meta:paragraph-count="48" meta:word-count="530" meta:character-count="4266" meta:non-whitespace-character-count="3785"/>
  </office:meta>
</office:document-meta>
</file>